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, sans-serif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style:font-name="Verdana1" fo:font-size="10pt" style:text-underline-style="solid" style:text-underline-width="auto" style:text-underline-color="font-color" fo:font-weight="normal" officeooo:rsid="00014564" officeooo:paragraph-rsid="00014564" style:font-size-asian="10pt" style:font-weight-asian="normal" style:font-size-complex="10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color="#800000" style:font-name="Verdana1" fo:font-size="10pt" style:text-underline-style="solid" style:text-underline-width="auto" style:text-underline-color="font-color" fo:font-weight="normal" officeooo:rsid="00014564" officeooo:paragraph-rsid="00014564" style:font-size-asian="10pt" style:font-weight-asian="normal" style:font-size-complex="10pt" style:font-weight-complex="normal"/>
    </style:style>
    <style:style style:name="P3" style:family="paragraph" style:parent-style-name="Standard" style:list-style-name="L3">
      <style:paragraph-properties fo:text-align="start" style:justify-single-word="false"/>
      <style:text-properties fo:color="#000000" fo:font-size="12pt" style:text-underline-style="none" fo:font-weight="bold" officeooo:rsid="00025c4e" officeooo:paragraph-rsid="00025c4e" style:font-size-asian="10.5pt" style:font-weight-asian="bold" style:font-size-complex="12pt" style:font-weight-complex="bold"/>
    </style:style>
    <style:style style:name="P4" style:family="paragraph" style:parent-style-name="Standard" style:list-style-name="L3">
      <style:paragraph-properties fo:text-align="start" style:justify-single-word="false"/>
      <style:text-properties fo:color="#000000" fo:font-size="12pt" style:text-underline-style="none" fo:font-weight="bold" officeooo:rsid="0007bd46" officeooo:paragraph-rsid="0007bd46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style:font-name="Verdana1" fo:font-size="10pt" style:text-underline-style="none" fo:font-weight="normal" officeooo:rsid="00014564" officeooo:paragraph-rsid="00014564" style:font-size-asian="10pt" style:font-weight-asian="normal" style:font-size-complex="10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color="#000000" style:font-name="Verdana1" fo:font-size="10pt" style:text-underline-style="none" fo:font-weight="normal" officeooo:rsid="0004efa7" officeooo:paragraph-rsid="0004efa7" style:font-size-asian="10pt" style:font-weight-asian="normal" style:font-size-complex="10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color="#000000" style:font-name="Verdana1" fo:font-size="10pt" style:text-underline-style="none" fo:font-weight="normal" officeooo:rsid="0006bf63" officeooo:paragraph-rsid="0006bf63" style:font-size-asian="10pt" style:font-weight-asian="normal" style:font-size-complex="10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color="#000000" style:font-name="Verdana1" fo:font-size="10pt" style:text-underline-style="none" fo:font-weight="normal" officeooo:rsid="0007bd46" officeooo:paragraph-rsid="0007bd46" style:font-size-asian="10pt" style:font-weight-asian="normal" style:font-size-complex="10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color="#000000" style:font-name="Verdana1" fo:font-size="10pt" style:text-underline-style="none" fo:font-weight="normal" officeooo:rsid="00085139" officeooo:paragraph-rsid="00085139" style:font-size-asian="10pt" style:font-weight-asian="normal" style:font-size-complex="10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color="#000000" style:font-name="Verdana1" fo:font-size="10pt" style:text-underline-style="none" fo:font-weight="normal" officeooo:rsid="000bfba1" officeooo:paragraph-rsid="000bfba1" style:font-size-asian="10pt" style:font-weight-asian="normal" style:font-size-complex="10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color="#000000" style:font-name="Verdana1" fo:font-size="10pt" style:text-underline-style="none" fo:font-weight="normal" officeooo:rsid="000e8d03" officeooo:paragraph-rsid="000e8d03" style:font-size-asian="10pt" style:font-weight-asian="normal" style:font-size-complex="10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color="#000000" style:font-name="Verdana1" fo:font-size="10pt" style:text-underline-style="none" fo:font-weight="normal" officeooo:rsid="0010a0b9" officeooo:paragraph-rsid="0010a0b9" style:font-size-asian="10pt" style:font-weight-asian="normal" style:font-size-complex="10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color="#000000" style:font-name="Verdana1" fo:font-size="10pt" style:text-underline-style="none" fo:font-weight="normal" officeooo:rsid="0010a0b9" officeooo:paragraph-rsid="0012f58c" style:font-size-asian="10pt" style:font-weight-asian="normal" style:font-size-complex="10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color="#000000" style:font-name="Verdana1" fo:font-size="10pt" style:text-underline-style="none" fo:font-weight="normal" officeooo:rsid="0012f58c" officeooo:paragraph-rsid="0012f58c" style:font-size-asian="10pt" style:font-weight-asian="normal" style:font-size-complex="10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color="#000000" style:font-name="Verdana1" fo:font-size="10pt" style:text-underline-style="none" fo:font-weight="normal" officeooo:rsid="0012f58c" officeooo:paragraph-rsid="0018b743" style:font-size-asian="10pt" style:font-weight-asian="normal" style:font-size-complex="10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color="#000000" style:font-name="Verdana1" fo:font-size="10pt" style:text-underline-style="none" fo:font-weight="normal" officeooo:rsid="0016d6f6" officeooo:paragraph-rsid="0016d6f6" style:font-size-asian="10pt" style:font-weight-asian="normal" style:font-size-complex="10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color="#000000" style:font-name="Verdana1" fo:font-size="10pt" style:text-underline-style="none" fo:font-weight="normal" officeooo:rsid="00172504" officeooo:paragraph-rsid="00172504" style:font-size-asian="10pt" style:font-weight-asian="normal" style:font-size-complex="10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color="#000000" style:font-name="Verdana1" fo:font-size="10pt" style:text-underline-style="none" fo:font-weight="normal" officeooo:rsid="0019196a" officeooo:paragraph-rsid="0019196a" style:font-size-asian="10pt" style:font-weight-asian="normal" style:font-size-complex="10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color="#000000" style:font-name="Verdana1" fo:font-size="10pt" style:text-underline-style="none" fo:font-weight="normal" officeooo:rsid="001b1df1" officeooo:paragraph-rsid="001b1df1" style:font-size-asian="10pt" style:font-weight-asian="normal" style:font-size-complex="10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color="#000000" style:font-name="Verdana1" fo:font-size="10pt" style:text-underline-style="none" fo:font-weight="normal" officeooo:rsid="001b58c2" officeooo:paragraph-rsid="001b58c2" style:font-size-asian="10pt" style:font-weight-asian="normal" style:font-size-complex="10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color="#000000" style:font-name="Verdana1" fo:font-size="10pt" style:text-underline-style="none" fo:font-weight="normal" officeooo:rsid="001b9cb7" officeooo:paragraph-rsid="001b9cb7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Verdana1" fo:font-size="10pt" style:text-underline-style="none" fo:font-weight="normal" officeooo:rsid="001b9cb7" officeooo:paragraph-rsid="001b9cb7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Verdana1" fo:font-size="10pt" style:text-underline-style="none" fo:font-weight="normal" officeooo:rsid="001b9cb7" officeooo:paragraph-rsid="001e827f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Verdana1" fo:font-size="10pt" style:text-underline-style="none" fo:font-weight="normal" officeooo:rsid="001e827f" officeooo:paragraph-rsid="001e827f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Verdana1" fo:font-size="10pt" style:text-underline-style="none" fo:font-weight="normal" officeooo:rsid="0022c733" officeooo:paragraph-rsid="0022c733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Verdana1" fo:font-size="10pt" style:text-underline-style="none" fo:font-weight="normal" officeooo:rsid="002391cd" officeooo:paragraph-rsid="002391cd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Verdana1" fo:font-size="10pt" style:text-underline-style="none" fo:font-weight="normal" officeooo:rsid="00244928" officeooo:paragraph-rsid="00244928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officeooo:paragraph-rsid="0025ec0e"/>
    </style:style>
    <style:style style:name="P29" style:family="paragraph" style:parent-style-name="Standard">
      <style:paragraph-properties fo:text-align="start" style:justify-single-word="false"/>
      <style:text-properties officeooo:paragraph-rsid="0027bc17"/>
    </style:style>
    <style:style style:name="T1" style:family="text">
      <style:text-properties officeooo:rsid="00025c4e"/>
    </style:style>
    <style:style style:name="T2" style:family="text">
      <style:text-properties fo:font-variant="normal" fo:text-transform="none" fo:color="#333333" style:font-name="Verdana1" fo:font-size="10pt" fo:letter-spacing="normal" fo:font-style="normal" fo:font-weight="normal" style:font-size-asian="10pt" style:font-weight-asian="normal" style:font-size-complex="10pt" style:font-weight-complex="normal"/>
    </style:style>
    <style:style style:name="T3" style:family="text">
      <style:text-properties fo:font-variant="normal" fo:text-transform="none" fo:color="#116699" style:text-line-through-style="none" style:text-line-through-type="none" style:font-name="Verdana1" fo:font-size="10pt" fo:letter-spacing="normal" fo:font-style="normal" fo:font-weight="normal" style:text-blinking="false" style:font-size-asian="10pt" style:font-weight-asian="normal" style:font-size-complex="10pt" style:font-weight-complex="normal" loext:padding="0cm" loext:border="none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blinking="false" loext:padding="0cm" loext:border="none"/>
    </style:style>
    <style:style style:name="T5" style:family="text">
      <style:text-properties fo:font-variant="normal" fo:text-transform="none" style:text-line-through-style="none" style:text-line-through-type="none" fo:letter-spacing="normal" fo:font-style="normal" officeooo:rsid="00085139" style:text-blinking="false" loext:padding="0cm" loext:border="none"/>
    </style:style>
    <style:style style:name="T6" style:family="text">
      <style:text-properties fo:font-variant="normal" fo:text-transform="none" style:text-line-through-style="none" style:text-line-through-type="none" fo:letter-spacing="normal" fo:font-style="normal" officeooo:rsid="0012f58c" style:text-blinking="false" loext:padding="0cm" loext:border="none"/>
    </style:style>
    <style:style style:name="T7" style:family="text">
      <style:text-properties fo:font-variant="normal" fo:text-transform="none" style:text-line-through-style="none" style:text-line-through-type="none" fo:letter-spacing="normal" fo:font-style="normal" officeooo:rsid="0014a3f0" style:text-blinking="false" loext:padding="0cm" loext:border="none"/>
    </style:style>
    <style:style style:name="T8" style:family="text">
      <style:text-properties fo:font-variant="normal" fo:text-transform="none" style:text-line-through-style="none" style:text-line-through-type="none" fo:letter-spacing="normal" fo:font-style="normal" officeooo:rsid="001da80a" style:text-blinking="false" loext:padding="0cm" loext:border="none"/>
    </style:style>
    <style:style style:name="T9" style:family="text">
      <style:text-properties fo:font-variant="normal" fo:text-transform="none" style:text-line-through-style="none" style:text-line-through-type="none" fo:letter-spacing="normal" fo:font-style="normal" officeooo:rsid="001dfa55" style:text-blinking="false" loext:padding="0cm" loext:border="none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officeooo:rsid="001e827f" style:text-blinking="false" loext:padding="0cm" loext:border="none"/>
    </style:style>
    <style:style style:name="T11" style:family="text">
      <style:text-properties fo:font-variant="normal" fo:text-transform="none" style:text-line-through-style="none" style:text-line-through-type="none" fo:letter-spacing="normal" fo:font-style="normal" officeooo:rsid="00204a47" style:text-blinking="false" loext:padding="0cm" loext:border="none"/>
    </style:style>
    <style:style style:name="T12" style:family="text">
      <style:text-properties fo:font-variant="normal" fo:text-transform="none" style:text-line-through-style="none" style:text-line-through-type="none" fo:letter-spacing="normal" fo:font-style="normal" officeooo:rsid="0027bc17" style:text-blinking="false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Verdana1" fo:font-size="10pt" fo:letter-spacing="normal" fo:font-style="normal" style:text-underline-style="none" fo:font-weight="normal" officeooo:rsid="0025ec0e" style:text-blinking="false" style:font-size-asian="10pt" style:font-weight-asian="normal" style:font-size-complex="10pt" style:font-weight-complex="normal" loext:padding="0cm" loext:border="none"/>
    </style:style>
    <style:style style:name="T14" style:family="text">
      <style:text-properties style:font-name="Verdana1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Server Setup</text:p>
      <text:list xml:id="list8308716150173907165" text:style-name="L1">
        <text:list-header>
          <text:p text:style-name="P2"/>
        </text:list-header>
        <text:list-item>
          <text:p text:style-name="P5">Starting from the scratch, follow the below mention <text:span text:style-name="T1">example</text:span>:</text:p>
          <text:p text:style-name="P5"/>
        </text:list-item>
      </text:list>
      <text:list xml:id="list325373187577851282" text:style-name="L3">
        <text:list-item>
          <text:p text:style-name="P3"><text:span text:style-name="T14">$ git clone </text:span><text:a xlink:type="simple" xlink:href="http://192.168.60.10/scm-it-git-demo" text:style-name="Internet_20_link" text:visited-style-name="Visited_20_Internet_20_Link"><text:span text:style-name="T14">http://192.168.60.10/scm-it-git-demo</text:span></text:a></text:p>
          <text:list>
            <text:list-item>
              <text:p text:style-name="P6">touch Readme.txt</text:p>
            </text:list-item>
            <text:list-item>
              <text:p text:style-name="P6">$ git add Readme.txt</text:p>
            </text:list-item>
            <text:list-item>
              <text:p text:style-name="P6">$ git commit -s -m "Initial Commit for master branch"</text:p>
            </text:list-item>
            <text:list-item>
              <text:p text:style-name="P7">$ git push origin master</text:p>
            </text:list-item>
          </text:list>
        </text:list-item>
        <text:list-item>
          <text:p text:style-name="P8">cd scm-it-git-demo</text:p>
          <text:list>
            <text:list-item>
              <text:p text:style-name="P4"><text:span text:style-name="T2">$ git clone --depth=1 -b jethro </text:span><text:a xlink:type="simple" xlink:href="http://git.yoctoproject.org/git/poky" text:style-name="Internet_20_link" text:visited-style-name="Visited_20_Internet_20_Link"><text:span text:style-name="T3">http://git.yoctoproject.org/git/poky</text:span></text:a></text:p>
            </text:list-item>
            <text:list-item>
              <text:p text:style-name="P8"><text:span text:style-name="T4">$ git add </text:span><text:span text:style-name="T5">.</text:span></text:p>
            </text:list-item>
            <text:list-item>
              <text:p text:style-name="P9"><text:span text:style-name="T4">Warning: if you don't want to ignore anything then delete .gitignore file from the poky source</text:span></text:p>
            </text:list-item>
            <text:list-item>
              <text:p text:style-name="P10"><text:span text:style-name="T4">$ git commit -s -m "Added poky jethro source code"</text:span></text:p>
            </text:list-item>
            <text:list-item>
              <text:p text:style-name="P11"><text:span text:style-name="T4">$ git push</text:span></text:p>
            </text:list-item>
          </text:list>
        </text:list-item>
        <text:list-item>
          <text:p text:style-name="P12"><text:span text:style-name="T4">Rest of process same procedure for all new created branch:</text:span></text:p>
          <text:list>
            <text:list-item>
              <text:p text:style-name="P12"><text:span text:style-name="T4">$ git branch </text:span><text:span text:style-name="T6">new_branch</text:span></text:p>
            </text:list-item>
            <text:list-item>
              <text:p text:style-name="P13"><text:span text:style-name="T4">$ git push origin </text:span><text:span text:style-name="T6">new_branch</text:span></text:p>
            </text:list-item>
            <text:list-item>
              <text:p text:style-name="P13"><text:span text:style-name="T4">$ git checkout </text:span><text:span text:style-name="T6">new_branch</text:span><text:span text:style-name="T4"> or git clone -b </text:span><text:span text:style-name="T6">new_branch</text:span><text:span text:style-name="T4"> </text:span><text:a xlink:type="simple" xlink:href="http://192.168.60.10/scm-it-git-demo" text:style-name="Internet_20_link" text:visited-style-name="Visited_20_Internet_20_Link"><text:span text:style-name="T4">http://192.168.60.10/scm-it-git-demo</text:span></text:a></text:p>
            </text:list-item>
            <text:list-item>
              <text:p text:style-name="P12"><text:span text:style-name="T4">if clone then : </text:span><text:span text:style-name="T6">$ </text:span><text:span text:style-name="T4">cd scm-it-git-demo </text:span></text:p>
            </text:list-item>
            <text:list-item>
              <text:p text:style-name="P12"><text:span text:style-name="T4">$ git clone -b master </text:span><text:a xlink:type="simple" xlink:href="http://192.168.60.10/scm-it-git-demo" text:style-name="Internet_20_link" text:visited-style-name="Visited_20_Internet_20_Link"><text:span text:style-name="T4">http://192.168.60.10/scm-it-git-demo</text:span></text:a><text:span text:style-name="T4"> </text:span><text:span text:style-name="T6">bsp_name</text:span></text:p>
            </text:list-item>
            <text:list-item>
              <text:p text:style-name="P15"><text:span text:style-name="T4">$ cd bsp_name/poky/</text:span></text:p>
            </text:list-item>
            <text:list-item>
              <text:p text:style-name="P18"><text:span text:style-name="T4">$ git branch (Check this is master branch or not)</text:span></text:p>
            </text:list-item>
            <text:list-item>
              <text:p text:style-name="P16"><text:span text:style-name="T6">$ </text:span><text:span text:style-name="T4">cd ../..</text:span></text:p>
            </text:list-item>
            <text:list-item>
              <text:p text:style-name="P19"><text:span text:style-name="T4">$ git branch (Check this is new_branch)</text:span></text:p>
            </text:list-item>
            <text:list-item>
              <text:p text:style-name="P16"><text:span text:style-name="T4">$ git add .</text:span></text:p>
            </text:list-item>
            <text:list-item>
              <text:p text:style-name="P16"><text:span text:style-name="T4">$ git commit -s -m "Merge master clone into the new_branch"</text:span></text:p>
            </text:list-item>
            <text:list-item>
              <text:p text:style-name="P17"><text:span text:style-name="T4">$ git push</text:span></text:p>
            </text:list-item>
            <text:list-item>
              <text:p text:style-name="P20"><text:span text:style-name="T4">$ cd bsp_name/poky/</text:span></text:p>
            </text:list-item>
            <text:list-item>
              <text:p text:style-name="P14"><text:span text:style-name="T4">$ git clone -b jethro [url] </text:span><text:span text:style-name="T7">(fetch bsp layer from the specific remote)</text:span></text:p>
            </text:list-item>
            <text:list-item>
              <text:p text:style-name="P21"><text:span text:style-name="T4"><text:s/>repeate step 8,9,10,11,12</text:span></text:p>
            </text:list-item>
          </text:list>
        </text:list-item>
      </text:list>
      <text:p text:style-name="P22"><text:span text:style-name="T4"/></text:p>
      <text:p text:style-name="P24"><text:span text:style-name="T4"/></text:p>
      <text:p text:style-name="P22"><text:span text:style-name="T4"/></text:p>
      <text:p text:style-name="P23"><text:span text:style-name="T10">Important Note:1</text:span><text:span text:style-name="T4">: </text:span><text:span text:style-name="T8">This procedure doing in administrator PC. </text:span><text:span text:style-name="T9">Admin have only authority pull latest poky source and bsp source.</text:span></text:p>
      <text:p text:style-name="P23"><text:span text:style-name="T9"/></text:p>
      <text:p text:style-name="P24"><text:span text:style-name="T9">Important Note:</text:span><text:span text:style-name="T11">2</text:span><text:span text:style-name="T4">: Admin have original source code and double remote control.that means admin able to push data onto the master from other branches.</text:span></text:p>
      <text:p text:style-name="P24"><text:span text:style-name="T4"/></text:p>
      <text:p text:style-name="P25"><text:span text:style-name="T4">Few useful links:</text:span></text:p>
      <text:p text:style-name="P26"><text:span text:style-name="T4">$ git clone --depth=1 -b jethro </text:span><text:a xlink:type="simple" xlink:href="http://git.yoctoproject.org/git/poky" text:style-name="Internet_20_link" text:visited-style-name="Visited_20_Internet_20_Link"><text:span text:style-name="T4">http://git.yoctoproject.org/git/poky</text:span></text:a></text:p>
      <text:p text:style-name="P26"><text:span text:style-name="T4">$ git clone --depth=1 -b jethro git://git.yoctoproject.org/meta-intel</text:span></text:p>
      <text:p text:style-name="P27"><text:span text:style-name="T4">$ git clone -b V2.6 </text:span><text:a xlink:type="simple" xlink:href="http://git.toradex.com/meta-toradex.git" text:style-name="Internet_20_link" text:visited-style-name="Visited_20_Internet_20_Link"><text:span text:style-name="T4">http://git.toradex.com/meta-toradex.git</text:span></text:a></text:p>
      <text:p text:style-name="P28"><text:span text:style-name="T13">$ </text:span><text:span text:style-name="T4">git clone -b jethro --depth=1 git://github.com/kraj/meta-altera.git</text:span></text:p>
      <text:p text:style-name="P29"><text:span text:style-name="T12">$ </text:span><text:span text:style-name="T4">git clone -b jethro --depth=1 git://git.linaro.org/openembedded/meta-linaro.gi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, sans-serif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0M3S</meta:editing-duration>
    <meta:editing-cycles>35</meta:editing-cycles>
    <meta:generator>LibreOffice/5.1.3.2$Windows_X86_64 LibreOffice_project/644e4637d1d8544fd9f56425bd6cec110e49301b</meta:generator>
    <dc:date>2016-05-30T15:23:28.797000000</dc:date>
    <meta:document-statistic meta:table-count="0" meta:image-count="0" meta:object-count="0" meta:page-count="1" meta:paragraph-count="39" meta:word-count="296" meta:character-count="1801" meta:non-whitespace-character-count="1574"/>
    <meta:user-defined meta:name="Info 1"/>
    <meta:user-defined meta:name="Info 2"/>
    <meta:user-defined meta:name="Info 3"/>
    <meta:user-defined meta:name="Info 4"/>
  </office:meta>
</office:document-meta>
</file>